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tent.xml" manifest:media-type="text/xml"/>
  <manifest:file-entry manifest:full-path="Object 39/settings.xml" manifest:media-type="text/xml"/>
  <manifest:file-entry manifest:full-path="Object 39/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1" manifest:media-type="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"/>
  <manifest:file-entry manifest:full-path="ObjectReplacements/Object 36" manifest:media-type="application/x-openoffice-gdimetafile;windows_formatname=&quot;GDIMetaFile&quot;"/>
  <manifest:file-entry manifest:full-path="ObjectReplacements/Object 7" manifest:media-type=""/>
  <manifest:file-entry manifest:full-path="ObjectReplacements/Object 37" manifest:media-type="application/x-openoffice-gdimetafile;windows_formatname=&quot;GDIMetaFile&quot;"/>
  <manifest:file-entry manifest:full-path="ObjectReplacements/Object 8" manifest:media-type=""/>
  <manifest:file-entry manifest:full-path="ObjectReplacements/Object 38" manifest:media-type=""/>
  <manifest:file-entry manifest:full-path="ObjectReplacements/Object 9" manifest:media-type="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" manifest:media-type="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3/content.xml" manifest:media-type="text/xml"/>
  <manifest:file-entry manifest:full-path="Object 13/settings.xml" manifest:media-type="text/xml"/>
  <manifest:file-entry manifest:full-path="Object 13/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oman" style:font-charset="x-symbol"/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text-properties style:font-name="Bitstream Vera Sans4" fo:font-size="10pt" officeooo:paragraph-rsid="001cd877" style:font-size-asian="10pt" style:font-size-complex="10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text-properties fo:font-size="14p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308c81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203b1d" officeooo:paragraph-rsid="002a0024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Standard" style:master-page-name="">
      <style:paragraph-properties style:page-number="auto" fo:break-before="auto" fo:break-after="auto"/>
      <style:text-properties style:font-name="Bitstream Vera Sans4" fo:font-size="10pt" officeooo:paragraph-rsid="001cd877" style:font-size-asian="10pt" style:font-size-complex="10pt"/>
    </style:style>
    <style:style style:name="P25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4" fo:font-size="10pt" officeooo:paragraph-rsid="00290c92" style:font-size-asian="10pt" style:font-size-complex="10pt"/>
    </style:style>
    <style:style style:name="P26" style:family="paragraph" style:parent-style-name="Standard">
      <style:paragraph-properties fo:margin-top="0cm" fo:margin-bottom="0cm" style:contextual-spacing="false"/>
      <style:text-properties style:font-name="Bitstream Vera Sans4" fo:font-size="10pt" officeooo:paragraph-rsid="001cd877" style:font-size-asian="10pt" style:font-size-complex="10pt"/>
    </style:style>
    <style:style style:name="P27" style:family="paragraph" style:parent-style-name="Standard">
      <style:paragraph-properties fo:margin-top="0cm" fo:margin-bottom="0cm" style:contextual-spacing="false"/>
      <style:text-properties fo:color="#000000" loext:opacity="100%" style:font-name="Bitstream Vera Sans4" fo:font-size="10pt" fo:font-style="normal" fo:font-weight="bold" officeooo:paragraph-rsid="001cd877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8" style:family="paragraph" style:parent-style-name="Standard">
      <style:paragraph-properties fo:margin-top="0.199cm" fo:margin-bottom="0.101cm" style:contextual-spacing="false"/>
      <style:text-properties style:font-name="Bitstream Vera Sans4" fo:font-size="10pt" officeooo:rsid="00210672" officeooo:paragraph-rsid="00210672" style:font-size-asian="10pt" style:font-size-complex="10pt"/>
    </style:style>
    <style:style style:name="P29" style:family="paragraph" style:parent-style-name="_5f_Paragraphe_20_livret_20_">
      <style:paragraph-properties fo:margin-top="0.101cm" fo:margin-bottom="0.101cm" style:contextual-spacing="false" style:line-height-at-least="0.801cm"/>
      <style:text-properties style:font-name="Bitstream Vera Sans5" officeooo:paragraph-rsid="0022e24e"/>
    </style:style>
    <style:style style:name="P30" style:family="paragraph" style:parent-style-name="Exo_5f_Num" style:list-style-name="Num_5f_Exo">
      <style:text-properties officeooo:paragraph-rsid="002a0024"/>
    </style:style>
    <style:style style:name="P31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/>
    </style:style>
    <style:style style:name="P32" style:family="paragraph" style:parent-style-name="Standard" style:master-page-name="_5f_Fiche_20_éditeur_20_série_20_2_20_une_20_colonne_20_impaire_20__28_G_29_">
      <style:paragraph-properties style:page-number="14"/>
      <style:text-properties style:font-name="Bitstream Vera Sans4" fo:font-size="10pt" fo:font-weight="bold" officeooo:paragraph-rsid="001f6820" style:font-size-asian="10pt" style:font-weight-asian="bold" style:font-size-complex="10pt" style:font-weight-complex="bold"/>
    </style:style>
    <style:style style:name="P33" style:family="paragraph" style:parent-style-name="Standard" style:list-style-name="_5f_Numérotation_20_des_20_exercices_20_livrets">
      <style:paragraph-properties fo:margin-top="0.101cm" fo:margin-bottom="0.101cm" style:contextual-spacing="false" fo:line-height="100%"/>
      <style:text-properties officeooo:paragraph-rsid="0022e24e"/>
    </style:style>
    <style:style style:name="P34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35" style:family="paragraph" style:parent-style-name="_5f_Paragraphe_20_livret_20_" style:list-style-name="liste_5f_abc">
      <style:paragraph-properties fo:margin-top="0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1faf73"/>
    </style:style>
    <style:style style:name="P36" style:family="paragraph" style:parent-style-name="_5f_Paragraphe_20_livret_20_" style:list-style-name="liste_5f_abc">
      <style:paragraph-properties fo:margin-top="0.199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1faf73"/>
    </style:style>
    <style:style style:name="P37" style:family="paragraph" style:parent-style-name="_5f_Paragraphe_20_livret_20_" style:list-style-name="liste_5f_abc">
      <style:paragraph-properties fo:margin-top="0.199cm" fo:margin-bottom="0cm" style:contextual-spacing="false"/>
    </style:style>
    <style:style style:name="P38" style:family="paragraph" style:parent-style-name="_5f_Paragraphe_20_livret_20_" style:list-style-name="_5f_Numérotation_20_des_20_exercices_20_livrets">
      <style:paragraph-properties fo:margin-top="0.101cm" fo:margin-bottom="0.101cm" style:contextual-spacing="false" fo:line-height="100%"/>
      <style:text-properties officeooo:paragraph-rsid="0022e24e"/>
    </style:style>
    <style:style style:name="P39" style:family="paragraph" style:parent-style-name="_5f_Paragraphe_20_livret_20_" style:list-style-name="liste_5f_abc">
      <style:paragraph-properties fo:margin-top="0.101cm" fo:margin-bottom="0.101cm" style:contextual-spacing="false" fo:line-height="100%"/>
      <style:text-properties officeooo:paragraph-rsid="0022e24e"/>
    </style:style>
    <style:style style:name="P40" style:family="paragraph" style:parent-style-name="_5f_Paragraphe_20_livret_20_" style:list-style-name="liste_5f_abc">
      <style:paragraph-properties fo:margin-top="0.101cm" fo:margin-bottom="0.101cm" style:contextual-spacing="false" fo:line-height="100%"/>
      <style:text-properties officeooo:paragraph-rsid="0022e24e" fo:background-color="#ffff00"/>
    </style:style>
    <style:style style:name="P41" style:family="paragraph" style:parent-style-name="_5f_Paragraphe_20_livret_20_" style:list-style-name="liste_5f_abc">
      <style:paragraph-properties fo:margin-top="0.101cm" fo:margin-bottom="0.101cm" style:contextual-spacing="false"/>
      <style:text-properties style:font-name="Bitstream Vera Sans5" officeooo:paragraph-rsid="0022e24e" fo:background-color="#ffff00"/>
    </style:style>
    <style:style style:name="P42" style:family="paragraph" style:parent-style-name="_5f_Paragraphe_20_livret_20_" style:list-style-name="liste_5f_abc">
      <style:paragraph-properties fo:margin-top="0.101cm" fo:margin-bottom="0.101cm" style:contextual-spacing="false" style:line-height-at-least="0.801cm"/>
      <style:text-properties style:font-name="Bitstream Vera Sans5" officeooo:paragraph-rsid="0022e24e"/>
    </style:style>
    <style:style style:name="P43" style:family="paragraph" style:parent-style-name="_5f_Paragraphe_20_livret_20_">
      <style:paragraph-properties fo:margin-top="0.101cm" fo:margin-bottom="0.101cm" style:contextual-spacing="false" style:line-height-at-least="0.801cm"/>
      <style:text-properties style:font-name="Bitstream Vera Sans5" officeooo:paragraph-rsid="0022e24e"/>
    </style:style>
    <style:style style:name="P44" style:family="paragraph" style:parent-style-name="_5f_Paragraphe_20_livret_20_" style:list-style-name="liste_5f_abc">
      <style:paragraph-properties fo:margin-top="0.3cm" fo:margin-bottom="0cm" style:contextual-spacing="false"/>
    </style:style>
    <style:style style:name="P45" style:family="paragraph" style:parent-style-name="_5f_Paragraphe_20_livret_20_" style:list-style-name="liste_5f_abc">
      <style:paragraph-properties fo:margin-top="0.4cm" fo:margin-bottom="0cm" style:contextual-spacing="false"/>
    </style:style>
    <style:style style:name="P46" style:family="paragraph" style:parent-style-name="_5f_Paragraphe_20_livret_20_" style:list-style-name="liste_5f_abc">
      <style:paragraph-properties fo:margin-top="0.4cm" fo:margin-bottom="0cm" style:contextual-spacing="false"/>
      <style:text-properties style:font-name="Bitstream Vera Sans4" fo:font-size="10pt" style:font-size-asian="10pt" style:font-size-complex="10pt"/>
    </style:style>
    <style:style style:name="P47" style:family="paragraph" style:parent-style-name="_5f_Paragraphe_20_livret_20_réponse_20_élève" style:list-style-name="liste_5f_abc">
      <style:paragraph-properties fo:margin-top="0cm" fo:margin-bottom="0cm" style:contextual-spacing="false" fo:line-height="100%">
        <style:tab-stops>
          <style:tab-stop style:position="2.028cm"/>
        </style:tab-stops>
      </style:paragraph-properties>
      <style:text-properties officeooo:paragraph-rsid="0022761b"/>
    </style:style>
    <style:style style:name="P48" style:family="paragraph" style:parent-style-name="_5f_Paragraphe_20_livret_20_réponse_20_élève" style:list-style-name="liste_5f_abc">
      <style:paragraph-properties fo:margin-top="0.199cm" fo:margin-bottom="0cm" style:contextual-spacing="false" fo:line-height="100%">
        <style:tab-stops>
          <style:tab-stop style:position="2.028cm"/>
        </style:tab-stops>
      </style:paragraph-properties>
      <style:text-properties officeooo:paragraph-rsid="0022761b"/>
    </style:style>
    <style:style style:name="P49" style:family="paragraph" style:parent-style-name="_5f_Paragraphe_20_livret_20_réponse_20_élève" style:list-style-name="liste_5f_abc">
      <style:paragraph-properties fo:margin-top="0.199cm" fo:margin-bottom="0cm" style:contextual-spacing="false" fo:line-height="100%" style:shadow="none">
        <style:tab-stops>
          <style:tab-stop style:position="2.028cm"/>
        </style:tab-stops>
      </style:paragraph-properties>
      <style:text-properties officeooo:paragraph-rsid="00281915"/>
    </style:style>
    <style:style style:name="P50" style:family="paragraph" style:parent-style-name="_5f_Paragraphe_20_énoncé_20_après_20_numéro" style:list-style-name="liste_5f_abc">
      <style:paragraph-properties fo:margin-top="0.3cm" fo:margin-bottom="0cm" style:contextual-spacing="false"/>
    </style:style>
    <style:style style:name="P51" style:family="paragraph" style:parent-style-name="_5f_Pied_20_de_20_page" style:list-style-name="">
      <style:paragraph-properties fo:text-align="end" style:justify-single-word="false"/>
    </style:style>
    <style:style style:name="P52" style:family="paragraph" style:parent-style-name="_5f_Pied_20_de_20_page">
      <style:paragraph-properties fo:text-align="end" style:justify-single-word="false"/>
    </style:style>
    <style:style style:name="P53" style:family="paragraph" style:parent-style-name="_5f_Pied_20_de_20_page" style:list-style-name=""/>
    <style:style style:name="P54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5" style:family="paragraph" style:parent-style-name="_5f_Titre_20_d_27_exercices_20_livret" style:list-style-name="liste_5f_abc">
      <style:paragraph-properties fo:margin-top="0.3cm" fo:margin-bottom="0cm" style:contextual-spacing="false" fo:line-height="150%">
        <style:tab-stops>
          <style:tab-stop style:position="9.2cm" style:type="right" style:leader-style="dotted" style:leader-text="."/>
        </style:tab-stops>
      </style:paragraph-properties>
      <style:text-properties officeooo:paragraph-rsid="00245e66"/>
    </style:style>
    <style:style style:name="P56" style:family="paragraph" style:parent-style-name="_5f_Titre_20_d_27_exercices_20_livret_20_sans_20_titre" style:list-style-name="liste_5f_abc">
      <style:paragraph-properties fo:margin-top="0.3cm" fo:margin-bottom="0cm" style:contextual-spacing="false" fo:line-height="150%">
        <style:tab-stops>
          <style:tab-stop style:position="9.2cm" style:type="right" style:leader-style="dotted" style:leader-text="."/>
        </style:tab-stops>
      </style:paragraph-properties>
      <style:text-properties officeooo:paragraph-rsid="0022e24e"/>
    </style:style>
    <style:style style:name="P57" style:family="paragraph" style:parent-style-name="_5f_Titre_20_d_27_exercices_20_livret_20_sans_20_titre" style:list-style-name="liste_5f_abc">
      <style:paragraph-properties fo:margin-top="0.3cm" fo:margin-bottom="0cm" style:contextual-spacing="false" fo:line-height="150%">
        <style:tab-stops>
          <style:tab-stop style:position="9.2cm" style:type="right" style:leader-style="dotted" style:leader-text="."/>
        </style:tab-stops>
      </style:paragraph-properties>
      <style:text-properties officeooo:paragraph-rsid="00245e66"/>
    </style:style>
    <style:style style:name="P58" style:family="paragraph">
      <style:paragraph-properties fo:margin-top="0cm" fo:margin-bottom="0.199cm"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59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60" style:family="paragraph">
      <style:paragraph-properties fo:text-align="center"/>
    </style:style>
    <style:style style:name="P6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63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a702c"/>
    </style:style>
    <style:style style:name="T6" style:family="text">
      <style:text-properties officeooo:rsid="00308c8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8c3a8"/>
    </style:style>
    <style:style style:name="T9" style:family="text">
      <style:text-properties fo:letter-spacing="-0.007cm"/>
    </style:style>
    <style:style style:name="T10" style:family="text">
      <style:text-properties style:font-name="OpenSymbol" fo:letter-spacing="-0.007cm"/>
    </style:style>
    <style:style style:name="T11" style:family="text">
      <style:text-properties fo:font-variant="normal" fo:text-transform="none" style:use-window-font-color="true" loext:opacity="0%" fo:letter-spacing="-0.004cm" fo:font-weight="normal" officeooo:rsid="00177b7d"/>
    </style:style>
    <style:style style:name="T12" style:family="text">
      <style:text-properties style:text-position="0% 100%" style:font-name="OpenSymbol3" fo:letter-spacing="-0.007cm" fo:font-style="normal" style:text-underline-style="none" fo:font-weight="normal" style:font-name-asian="OpenSymbol3" style:font-style-asian="normal" style:font-weight-asian="normal" style:font-name-complex="OpenSymbol3" style:font-style-complex="normal" style:font-weight-complex="normal"/>
    </style:style>
    <style:style style:name="T13" style:family="text">
      <style:text-properties style:text-position="0% 100%" style:font-name-asian="OpenSymbol3" style:font-style-asian="normal" style:font-name-complex="OpenSymbol3" style:font-style-complex="normal"/>
    </style:style>
    <style:style style:name="T14" style:family="text">
      <style:text-properties style:text-position="0% 100%" style:font-name-asian="Bitstream Vera Sans5" style:font-style-asian="normal" style:font-name-complex="Bitstream Vera Sans5" style:font-style-complex="normal"/>
    </style:style>
    <style:style style:name="T15" style:family="text">
      <style:text-properties style:text-position="0% 100%" style:font-name="OpenSymbol1" fo:font-style="normal" officeooo:rsid="0022e24e" style:font-name-asian="OpenSymbol3" style:font-style-asian="normal" style:font-name-complex="OpenSymbol3" style:font-style-complex="normal"/>
    </style:style>
    <style:style style:name="T16" style:family="text">
      <style:text-properties style:text-position="0% 100%" style:font-name="Bitstream Vera Sans" fo:font-style="normal" officeooo:rsid="0022e24e" style:font-name-asian="OpenSymbol3" style:font-style-asian="normal" style:font-name-complex="OpenSymbol3" style:font-style-complex="normal"/>
    </style:style>
    <style:style style:name="T17" style:family="text">
      <style:text-properties style:text-position="0% 100%" style:font-name="Bitstream Vera Sans" fo:font-style="normal" officeooo:rsid="00245e66" style:font-name-asian="OpenSymbol3" style:font-style-asian="normal" style:font-name-complex="OpenSymbol3" style:font-style-complex="normal"/>
    </style:style>
    <style:style style:name="T18" style:family="text">
      <style:text-properties style:text-position="0% 100%" fo:font-style="normal" officeooo:rsid="0022e24e" style:font-name-asian="OpenSymbol3" style:font-style-asian="normal" style:font-name-complex="OpenSymbol3" style:font-style-complex="normal"/>
    </style:style>
    <style:style style:name="T19" style:family="text">
      <style:text-properties style:text-position="0% 100%" fo:font-style="normal" officeooo:rsid="00245e66" style:font-name-asian="OpenSymbol3" style:font-style-asian="normal" style:font-name-complex="OpenSymbol3" style:font-style-complex="normal"/>
    </style:style>
    <style:style style:name="T20" style:family="text">
      <style:text-properties officeooo:rsid="0022e24e"/>
    </style:style>
    <style:style style:name="T21" style:family="text">
      <style:text-properties style:font-name-asian="Bitstream Vera Sans5" style:font-name-complex="Bitstream Vera Sans5"/>
    </style:style>
    <style:style style:name="T22" style:family="text">
      <style:text-properties style:use-window-font-color="true" loext:opacity="0%" style:font-name="Bitstream Vera Sans" fo:font-size="10pt" fo:font-weight="normal" officeooo:rsid="00323e90" style:font-size-asian="10.5pt"/>
    </style:style>
    <style:style style:name="T23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24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_5f_Formule_20_corrigée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_5f_Formule_20_corrigée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32"><draw:g text:anchor-type="paragraph" draw:z-index="10" draw:name="Forme5" draw:style-name="gr1"><draw:custom-shape draw:style-name="gr2" draw:text-style-name="P59" svg:width="3.964cm" svg:height="0.641cm" draw:transform="skewX (0.00279252680319092) rotate (0.0872664625997165) translate (-0.370416666666667cm -0.0934861111111111cm)"><text:p text:style-name="P58"><text:span text:style-name="T23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1"><draw:text-box fo:min-height="2.743cm"><text:section text:style-name="Sect1" text:name="Section8"><text:p text:style-name="P25"/><text:p text:style-name="P24">Les nombres<draw:frame draw:style-name="fr8" draw:name="Objet9" text:anchor-type="as-char" svg:y="-0.483cm" svg:width="0.884cm" svg:height="0.87cm" draw:z-index="19"><draw:object xlink:href="./Object 21" xlink:type="simple" xlink:show="embed" xlink:actuate="onLoad"/><draw:image xlink:href="./ObjectReplacements/Object 21" xlink:type="simple" xlink:show="embed" xlink:actuate="onLoad"/><svg:desc>formule</svg:desc></draw:frame>et<draw:frame draw:style-name="fr8" draw:name="Objet10" text:anchor-type="as-char" svg:y="-0.483cm" svg:width="0.884cm" svg:height="0.87cm" draw:z-index="20"><draw:object xlink:href="./Object 22" xlink:type="simple" xlink:show="embed" xlink:actuate="onLoad"/><draw:image xlink:href="./ObjectReplacements/Object 22" xlink:type="simple" xlink:show="embed" xlink:actuate="onLoad"/><svg:desc>formule</svg:desc></draw:frame>sont-ils égaux ?</text:p><text:p text:style-name="P26">Justifie.</text:p><text:p text:style-name="P28"><text:span text:style-name="Bold_5f_niv2">Correction</text:span></text:p><text:p text:style-name="P3">2,1 <text:span text:style-name="T10">×</text:span> 6,9 <text:span text:style-name="_5f_signe"><text:span text:style-name="T9">=</text:span></text:span> 14,49 et (<text:span text:style-name="T12">−</text:span>3,5) <text:span text:style-name="T10">×</text:span> (<text:span text:style-name="T12">−</text:span>4,1) <text:span text:style-name="_5f_signe"><text:span text:style-name="T9">=</text:span></text:span> 14,35</text:p><text:p text:style-name="P27"><text:span text:style-name="Police_20_par_20_défaut"><text:span text:style-name="T11">Les produits en croix ne sont pas égaux donc les nombres ne sont pas égaux. </text:span></text:span></text:p></text:section></draw:text-box></draw:frame></text:p>
      <text:list xml:id="list460540126" text:style-name="Num_5f_Exo">
        <text:list-item>
          <text:h text:style-name="Exo_5f_Num" text:outline-level="1"> Complète par le mot <text:span text:style-name="T7">négatif</text:span> ou <text:span text:style-name="T7">positif</text:span>.</text:h>
        </text:list-item>
      </text:list>
      <text:list xml:id="list3106394188" text:style-name="liste_5f_abc">
        <text:list-item>
          <text:p text:style-name="P47"><draw:frame draw:style-name="fr4" draw:name="Objet53" text:anchor-type="as-char" svg:width="0.838cm" svg:height="0.873cm" draw:z-index="21"><draw:object xlink:href="./Object 13" xlink:type="simple" xlink:show="embed" xlink:actuate="onLoad"/><draw:image xlink:href="./ObjectReplacements/Object 13" xlink:type="simple" xlink:show="embed" xlink:actuate="onLoad"/><svg:desc>formule</svg:desc></draw:frame><text:tab/>est un nombre <text:span text:style-name="_5f_pointillés_20_gris"> </text:span><text:span text:style-name="_5f_Correction_20_surlignée"><text:span text:style-name="T7">négatif. </text:span></text:span> </text:p>
        </text:list-item>
        <text:list-item>
          <text:p text:style-name="P48"><draw:frame draw:style-name="fr7" draw:name="Objet125" text:anchor-type="as-char" svg:width="0.97cm" svg:height="0.87cm" draw:z-index="22"><draw:object xlink:href="./Object 14" xlink:type="simple" xlink:show="embed" xlink:actuate="onLoad"/><draw:image xlink:href="./ObjectReplacements/Object 14" xlink:type="simple" xlink:show="embed" xlink:actuate="onLoad"/><svg:desc>formule</svg:desc></draw:frame><text:tab/>est un nombre <text:span text:style-name="_5f_Correction_20_surlignée"><text:span text:style-name="T7">positif</text:span></text:span><text:span text:style-name="_5f_Correction_20_surlignée">.</text:span> </text:p>
        </text:list-item>
        <text:list-item>
          <text:p text:style-name="P48"><draw:frame draw:style-name="fr7" draw:name="Objet126" text:anchor-type="as-char" svg:width="0.746cm" svg:height="0.87cm" draw:z-index="23"><draw:object xlink:href="./Object 69" xlink:type="simple" xlink:show="embed" xlink:actuate="onLoad"/><draw:image xlink:href="./ObjectReplacements/Object 69" xlink:type="simple" xlink:show="embed" xlink:actuate="onLoad"/><svg:desc>formule</svg:desc></draw:frame><text:tab/>est un nombre <text:span text:style-name="_5f_pointillés_20_gris"> </text:span><text:span text:style-name="_5f_Correction_20_surlignée"><text:span text:style-name="T7">négatif. </text:span></text:span> </text:p>
        </text:list-item>
        <text:list-item>
          <text:p text:style-name="P49"><draw:frame draw:style-name="fr7" draw:name="Objet127" text:anchor-type="as-char" svg:width="1.316cm" svg:height="0.87cm" draw:z-index="24"><draw:object xlink:href="./Object 12" xlink:type="simple" xlink:show="embed" xlink:actuate="onLoad"/><draw:image xlink:href="./ObjectReplacements/Object 12" xlink:type="simple" xlink:show="embed" xlink:actuate="onLoad"/><svg:desc>formule</svg:desc></draw:frame><text:tab/>est un nombre <text:span text:style-name="_5f_Correction_20_surlignée"><text:span text:style-name="T7">négatif </text:span></text:span><text:span text:style-name="_5f_Correction_20_surlignée">.</text:span> </text:p>
        </text:list-item>
      </text:list>
      <text:list xml:id="list85950382866613" text:continue-list="list460540126" text:style-name="Num_5f_Exo">
        <text:list-item>
          <text:h text:style-name="Exo_5f_Num" text:outline-level="1"> Ré<text:span text:style-name="T8">é</text:span>cris chaque nombre avec un dénominateur positif et le minimum de signe moins.</text:h>
        </text:list-item>
      </text:list>
      <text:section text:style-name="Sect2" text:name="Section1">
        <text:list xml:id="list85948828367553" text:continue-list="list3106394188" text:style-name="liste_5f_abc">
          <text:list-item text:start-value="1">
            <text:p text:style-name="P35"><draw:frame draw:style-name="fr4" draw:name="Objet22" text:anchor-type="as-char" svg:width="0.746cm" svg:height="0.87cm" draw:z-index="25"><draw:object xlink:href="./Object 2" xlink:type="simple" xlink:show="embed" xlink:actuate="onLoad"/><draw:image xlink:href="./ObjectReplacements/Object 2" xlink:type="simple" xlink:show="embed" xlink:actuate="onLoad"/></draw:frame><text:span text:style-name="_5f_signe">=</text:span> <draw:frame draw:style-name="fr5" draw:name="Objet182" text:anchor-type="as-char" svg:width="0.81cm" svg:height="0.873cm" draw:z-index="26"><draw:object xlink:href="./Object 33" xlink:type="simple" xlink:show="embed" xlink:actuate="onLoad"/><draw:image xlink:href="./ObjectReplacements/Object 33" xlink:type="simple" xlink:show="embed" xlink:actuate="onLoad"/><svg:desc>formule</svg:desc></draw:frame><text:span text:style-name="_5f_pointillés_20_gris"><text:span text:style-name="T13"><text:tab/></text:span></text:span></text:p>
          </text:list-item>
          <text:list-item>
            <text:p text:style-name="P36"><draw:frame draw:style-name="fr4" draw:name="Objet20" text:anchor-type="as-char" svg:width="1.316cm" svg:height="0.87cm" draw:z-index="27"><draw:object xlink:href="./Object 3" xlink:type="simple" xlink:show="embed" xlink:actuate="onLoad"/><draw:image xlink:href="./ObjectReplacements/Object 3" xlink:type="simple" xlink:show="embed" xlink:actuate="onLoad"/></draw:frame><text:span text:style-name="_5f_signe">=</text:span> <draw:frame draw:style-name="fr5" draw:name="Objet184" text:anchor-type="as-char" svg:width="0.794cm" svg:height="0.873cm" draw:z-index="28"><draw:object xlink:href="./Object 34" xlink:type="simple" xlink:show="embed" xlink:actuate="onLoad"/><draw:image xlink:href="./ObjectReplacements/Object 34" xlink:type="simple" xlink:show="embed" xlink:actuate="onLoad"/><svg:desc>formule</svg:desc></draw:frame><text:span text:style-name="_5f_pointillés_20_gris"><text:span text:style-name="T13"><text:tab/></text:span></text:span></text:p>
          </text:list-item>
          <text:list-item>
            <text:p text:style-name="P36"><draw:frame draw:style-name="fr4" draw:name="Objet23" text:anchor-type="as-char" svg:width="0.746cm" svg:height="0.87cm" draw:z-index="29"><draw:object xlink:href="./Object 4" xlink:type="simple" xlink:show="embed" xlink:actuate="onLoad"/><draw:image xlink:href="./ObjectReplacements/Object 4" xlink:type="simple" xlink:show="embed" xlink:actuate="onLoad"/></draw:frame><text:span text:style-name="_5f_signe">=</text:span> <text:span text:style-name="_5f_pointillés_20_gris"><text:span text:style-name="T13"><draw:frame draw:style-name="fr5" draw:name="Objet191" text:anchor-type="as-char" svg:width="0.81cm" svg:height="0.873cm" draw:z-index="30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/text:p>
          </text:list-item>
          <text:list-item>
            <text:p text:style-name="P36"><draw:frame draw:style-name="fr4" draw:name="Objet86" text:anchor-type="as-char" svg:width="1.316cm" svg:height="0.87cm" draw:z-index="31"><draw:object xlink:href="./Object 1" xlink:type="simple" xlink:show="embed" xlink:actuate="onLoad"/><draw:image xlink:href="./ObjectReplacements/Object 1" xlink:type="simple" xlink:show="embed" xlink:actuate="onLoad"/></draw:frame><text:span text:style-name="_5f_signe">=</text:span> <text:span text:style-name="_5f_pointillés_20_gris"><text:span text:style-name="T13"><draw:frame draw:style-name="fr5" draw:name="Objet193" text:anchor-type="as-char" svg:width="1.034cm" svg:height="0.873cm" draw:z-index="34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/text:p>
          </text:list-item>
        </text:list>
      </text:section>
      <text:list xml:id="list85950093953479" text:continue-list="list85950382866613" text:style-name="Num_5f_Exo">
        <text:list-item>
          <text:h text:style-name="Exo_5f_Num" text:outline-level="1"> En utilisant les produits en croix, indique si les nombres suivants sont égaux ou différents.</text:h>
        </text:list-item>
      </text:list>
      <text:list xml:id="list85949402464261" text:continue-list="list85948828367553" text:style-name="liste_5f_abc">
        <text:list-item text:start-value="1">
          <text:p text:style-name="P37"><draw:frame draw:style-name="fr7" draw:name="Objet27" text:anchor-type="as-char" svg:width="0.723cm" svg:height="0.873cm" draw:z-index="12"><draw:object xlink:href="./Object 5" xlink:type="simple" xlink:show="embed" xlink:actuate="onLoad"/><draw:image xlink:href="./ObjectReplacements/Object 5" xlink:type="simple" xlink:show="embed" xlink:actuate="onLoad"/><svg:desc>formule</svg:desc></draw:frame>et<draw:frame draw:style-name="fr7" draw:name="Objet28" text:anchor-type="as-char" svg:width="0.945cm" svg:height="0.873cm" draw:z-index="13"><draw:object xlink:href="./Object 6" xlink:type="simple" xlink:show="embed" xlink:actuate="onLoad"/><draw:image xlink:href="./ObjectReplacements/Object 6" xlink:type="simple" xlink:show="embed" xlink:actuate="onLoad"/><svg:desc>formule</svg:desc></draw:frame>.</text:p>
        </text:list-item>
      </text:list>
      <text:list xml:id="list3060988669" text:style-name="_5f_Numérotation_20_des_20_exercices_20_livrets">
        <text:list-item>
          <text:list>
            <text:list-header>
              <text:p text:style-name="P33"><text:span text:style-name="_5f_Correction_20_surlignée">45 × 100 = 4500 <text:s text:c="3"/></text:span><text:span text:style-name="_5f_Correction_20_surlignée"><text:span text:style-name="T20">et <text:s text:c="5"/></text:span></text:span><text:span text:style-name="_5f_Correction_20_surlignée">60 × 75 =4500</text:span></text:p>
              <text:p text:style-name="P38"><text:span text:style-name="_5f_Correction_20_surlignée"><text:span text:style-name="T13">donc </text:span></text:span><text:span text:style-name="_5f_Correction_20_surlignée"><text:span text:style-name="T13"><draw:frame draw:style-name="fr5" draw:name="Objet196" text:anchor-type="as-char" svg:width="0.723cm" svg:height="0.873cm" draw:z-index="37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_5f_Correction_20_surlignée"><text:span text:style-name="T13"><text:s/>= </text:span></text:span><text:span text:style-name="_5f_Correction_20_surlignée"><text:span text:style-name="T13"><draw:frame draw:style-name="fr5" draw:name="Objet197" text:anchor-type="as-char" svg:width="0.945cm" svg:height="0.873cm" draw:z-index="47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/text:p>
            </text:list-header>
          </text:list>
        </text:list-item>
      </text:list>
      <text:list xml:id="list85950205240583" text:continue-list="list85949402464261" text:style-name="liste_5f_abc">
        <text:list-item>
          <text:p text:style-name="P37"><draw:frame draw:style-name="fr7" draw:name="Objet29" text:anchor-type="as-char" svg:width="0.97cm" svg:height="0.87cm" draw:z-index="14"><draw:object xlink:href="./Object 7" xlink:type="simple" xlink:show="embed" xlink:actuate="onLoad"/><draw:image xlink:href="./ObjectReplacements/Object 7" xlink:type="simple" xlink:show="embed" xlink:actuate="onLoad"/><svg:desc>formule</svg:desc></draw:frame>et<draw:frame draw:style-name="fr7" draw:name="Objet54" text:anchor-type="as-char" svg:width="0.833cm" svg:height="0.873cm" draw:z-index="15"><draw:object xlink:href="./Object 8" xlink:type="simple" xlink:show="embed" xlink:actuate="onLoad"/><draw:image xlink:href="./ObjectReplacements/Object 8" xlink:type="simple" xlink:show="embed" xlink:actuate="onLoad"/><svg:desc>formule</svg:desc></draw:frame>.</text:p>
          <text:p text:style-name="P40"><text:span text:style-name="_5f_Correction_20_surlignée"><text:span text:style-name="T21">−</text:span></text:span><text:span text:style-name="_5f_Correction_20_surlignée"> 87 × 2,8 = </text:span><text:span text:style-name="_5f_Correction_20_surlignée"><text:span text:style-name="T21">−</text:span></text:span><text:span text:style-name="_5f_Correction_20_surlignée"> 243,6 <text:s text:c="2"/></text:span><text:span text:style-name="_5f_Correction_20_surlignée"><text:span text:style-name="T20">et <text:s/></text:span></text:span><text:span text:style-name="_5f_Correction_20_surlignée"><text:span text:style-name="T21">−</text:span></text:span><text:span text:style-name="_5f_Correction_20_surlignée"> 42 × 5,8 = </text:span><text:span text:style-name="_5f_Correction_20_surlignée"><text:span text:style-name="T21">−</text:span></text:span><text:span text:style-name="_5f_Correction_20_surlignée"> 243,6</text:span></text:p>
          <text:p text:style-name="P39"><text:span text:style-name="_5f_Correction_20_surlignée"><text:span text:style-name="T13">donc </text:span></text:span><text:span text:style-name="_5f_Correction_20_surlignée"><text:span text:style-name="T13"><draw:frame draw:style-name="fr5" draw:name="Objet201" text:anchor-type="as-char" svg:width="1.044cm" svg:height="0.873cm" draw:z-index="48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text:span text:style-name="_5f_Correction_20_surlignée"><text:span text:style-name="T13"><text:s/>= </text:span></text:span><text:span text:style-name="_5f_Correction_20_surlignée"><text:span text:style-name="T13"><draw:frame draw:style-name="fr5" draw:name="Objet202" text:anchor-type="as-char" svg:width="0.833cm" svg:height="0.873cm" draw:z-index="49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_5f_Correction_20_surlignée"><text:span text:style-name="T13">.</text:span></text:span></text:p>
        </text:list-item>
        <text:list-item>
          <text:p text:style-name="P37"><draw:frame draw:style-name="fr7" draw:name="Objet55" text:anchor-type="as-char" svg:width="1.282cm" svg:height="0.873cm" draw:z-index="16"><draw:object xlink:href="./Object 9" xlink:type="simple" xlink:show="embed" xlink:actuate="onLoad"/><draw:image xlink:href="./ObjectReplacements/Object 9" xlink:type="simple" xlink:show="embed" xlink:actuate="onLoad"/><svg:desc>formule</svg:desc></draw:frame>et<draw:frame draw:style-name="fr7" draw:name="Objet56" text:anchor-type="as-char" svg:width="1.281cm" svg:height="0.873cm" draw:z-index="17"><draw:object xlink:href="./Object 10" xlink:type="simple" xlink:show="embed" xlink:actuate="onLoad"/><draw:image xlink:href="./ObjectReplacements/Object 10" xlink:type="simple" xlink:show="embed" xlink:actuate="onLoad"/><svg:desc>formule</svg:desc></draw:frame>.</text:p>
          <text:p text:style-name="P41"><text:span text:style-name="_5f_Correction_20_surlignée">12,15 × 16,75 = 203,5125 </text:span><text:span text:style-name="_5f_Correction_20_surlignée"><text:span text:style-name="T20">et <text:s/></text:span></text:span><text:span text:style-name="_5f_Correction_20_surlignée">5,8 × 35,1 = 203,58</text:span></text:p>
          <text:p text:style-name="P42"><text:span text:style-name="_5f_Correction_20_surlignée"><text:span text:style-name="T13">donc </text:span></text:span><text:span text:style-name="_5f_Correction_20_surlignée"><text:span text:style-name="T13"><draw:frame draw:style-name="fr5" draw:name="Objet203" text:anchor-type="as-char" svg:width="1.282cm" svg:height="0.873cm" draw:z-index="32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text:span text:style-name="_5f_Correction_20_surlignée"><text:span text:style-name="T13"><text:s/></text:span></text:span><text:span text:style-name="_5f_Correction_20_surlignée"><text:span text:style-name="T14">≠</text:span></text:span><text:span text:style-name="_5f_Correction_20_surlignée"><text:span text:style-name="T13"> </text:span></text:span><text:span text:style-name="_5f_Correction_20_surlignée"><text:span text:style-name="T13"><draw:frame draw:style-name="fr5" draw:name="Objet204" text:anchor-type="as-char" svg:width="1.281cm" svg:height="0.873cm" draw:z-index="33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span><text:span text:style-name="_5f_Correction_20_surlignée"><text:span text:style-name="T13">.</text:span></text:span></text:p>
        </text:list-item>
      </text:list>
      <text:p text:style-name="P29"><text:span text:style-name="_5f_Correction_20_surlignée"><text:span text:style-name="T13"/></text:span></text:p>
      <text:p text:style-name="P29"><text:span text:style-name="_5f_Correction_20_surlignée"><text:span text:style-name="T13"/></text:span></text:p>
      <text:list xml:id="list85949626697012" text:continue-list="list85950093953479" text:style-name="Num_5f_Exo">
        <text:list-item>
          <text:h text:style-name="Exo_5f_Num" text:outline-level="1"> Complète.</text:h>
        </text:list-item>
      </text:list>
      <text:section text:style-name="Sect2" text:name="Section6">
        <text:list xml:id="list85950087598170" text:continue-list="list85950205240583" text:style-name="liste_5f_abc">
          <text:list-item text:start-value="1">
            <text:p text:style-name="P50"><draw:frame draw:style-name="fr5" draw:name="Objet66" text:anchor-type="as-char" svg:width="1.443cm" svg:height="0.87cm" draw:z-index="35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</text:list-item>
          <text:list-item>
            <text:p text:style-name="P50"><draw:frame draw:style-name="fr5" draw:name="Objet67" text:anchor-type="as-char" svg:width="2.288cm" svg:height="0.87cm" draw:z-index="50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</text:list-item>
          <text:list-item>
            <text:p text:style-name="P50"><draw:frame draw:style-name="fr5" draw:name="Objet68" text:anchor-type="as-char" svg:width="2.111cm" svg:height="0.87cm" draw:z-index="36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</text:list-item>
          <text:list-item>
            <text:p text:style-name="P50"><text:s/><draw:frame draw:style-name="fr5" draw:name="Objet2" text:anchor-type="as-char" svg:width="1.707cm" svg:height="0.87cm" draw:z-index="38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</text:list-item>
        </text:list>
      </text:section>
      <text:list xml:id="list85950142785049" text:continue-list="list85949626697012" text:style-name="Num_5f_Exo">
        <text:list-item>
          <text:h text:style-name="Exo_5f_Num" text:outline-level="1"> En utilisant les produits en croix, complète les égalités suivantes.</text:h>
        </text:list-item>
      </text:list>
      <text:section text:style-name="Sect2" text:name="Section4">
        <text:list xml:id="list85949090049018" text:continue-list="list85950087598170" text:style-name="liste_5f_abc">
          <text:list-item text:start-value="1">
            <text:p text:style-name="P44"><draw:frame draw:style-name="fr5" draw:name="Objet30" text:anchor-type="as-char" svg:width="1.778cm" svg:height="0.87cm" draw:z-index="39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</text:list-item>
          <text:list-item>
            <text:p text:style-name="P45"><draw:frame draw:style-name="fr5" draw:name="Objet31" text:anchor-type="as-char" svg:width="2.51cm" svg:height="0.87cm" draw:z-index="40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</text:list-item>
          <text:list-item>
            <text:p text:style-name="P46"><draw:frame draw:style-name="fr5" draw:name="Objet90" text:anchor-type="as-char" svg:width="3.006cm" svg:height="0.87cm" draw:z-index="41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ext:list-item>
          <text:list-item>
            <text:p text:style-name="P46"><draw:frame draw:style-name="fr5" draw:name="Objet7" text:anchor-type="as-char" svg:width="3.362cm" svg:height="0.87cm" draw:z-index="42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</text:list-item>
          <text:list-item>
            <text:p text:style-name="P46"><draw:frame draw:style-name="fr6" draw:name="Objet163" text:anchor-type="as-char" svg:y="-0.425cm" svg:width="3.383cm" svg:height="0.87cm" draw:z-index="43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</text:list-item>
          <text:list-item>
            <text:p text:style-name="P46"><draw:frame draw:style-name="fr5" draw:name="Objet164" text:anchor-type="as-char" svg:width="3.605cm" svg:height="0.87cm" draw:z-index="44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</text:list-item>
          <text:list-item>
            <text:p text:style-name="P46"><draw:frame draw:style-name="fr5" draw:name="Objet165" text:anchor-type="as-char" svg:width="2.671cm" svg:height="0.87cm" draw:z-index="45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</text:list-item>
          <text:list-item>
            <text:p text:style-name="P46"><text:s/><draw:frame draw:style-name="fr5" draw:name="Objet175" text:anchor-type="as-char" svg:width="2.559cm" svg:height="0.87cm" draw:z-index="46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</text:list-item>
        </text:list>
      </text:section>
      <text:list xml:id="list85949059327735" text:continue-list="list85950142785049" text:style-name="Num_5f_Exo">
        <text:list-item>
          <text:h text:style-name="P30" text:outline-level="1"> <text:span text:style-name="T22">Sans faire de calculs, explique pourquoi aucune des égalités n’est juste.</text:span></text:h>
        </text:list-item>
      </text:list>
      <text:list xml:id="list85950008953797" text:continue-list="list85949090049018" text:style-name="liste_5f_abc">
        <text:list-item text:start-value="1">
          <text:h text:style-name="P56" text:outline-level="1" text:restart-numbering="true" text:start-value="-1"><text:span text:style-name="_5f_pointillés_20_gris"><text:span text:style-name="T13"><draw:frame draw:style-name="fr4" draw:name="Objet11" text:anchor-type="as-char" svg:width="3.724cm" svg:height="0.87cm" draw:z-index="18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text:span text:style-name="_5f_pointillés_20_gris"><text:span text:style-name="T13"><text:s/><text:line-break/></text:span></text:span><text:span text:style-name="_5f_Correction_20_surlignée"><text:span text:style-name="T18">Pas d’égalité car un des produits en croix se termine par 8 (6 </text:span></text:span><text:span text:style-name="_5f_Correction_20_surlignée"><text:span text:style-name="T15">×</text:span></text:span><text:span text:style-name="_5f_Correction_20_surlignée"><text:span text:style-name="T16"> </text:span></text:span><text:span text:style-name="_5f_Correction_20_surlignée"><text:span text:style-name="T18">8) et l’autre par 4 (6 </text:span></text:span><text:span text:style-name="_5f_Correction_20_surlignée"><text:span text:style-name="T15">×</text:span></text:span><text:span text:style-name="_5f_Correction_20_surlignée"><text:span text:style-name="T16"> 4</text:span></text:span><text:span text:style-name="_5f_Correction_20_surlignée"><text:span text:style-name="T18">).</text:span></text:span></text:h>
        </text:list-item>
        <text:list-item>
          <text:h text:style-name="P57" text:outline-level="1"><draw:frame draw:style-name="fr4" draw:name="Objet12" text:anchor-type="as-char" svg:width="3.514cm" svg:height="0.87cm" draw:z-index="0"><draw:object xlink:href="./Object 24" xlink:type="simple" xlink:show="embed" xlink:actuate="onLoad"/><draw:image xlink:href="./ObjectReplacements/Object 24" xlink:type="simple" xlink:show="embed" xlink:actuate="onLoad"/><svg:desc>formule</svg:desc></draw:frame><text:line-break/><text:span text:style-name="_5f_Correction_20_surlignée"><text:span text:style-name="T18">Pas d’égalité car un des produits en croix se termine par </text:span></text:span><text:span text:style-name="_5f_Correction_20_surlignée"><text:span text:style-name="T19">6</text:span></text:span><text:span text:style-name="_5f_Correction_20_surlignée"><text:span text:style-name="T18"> (6 </text:span></text:span><text:span text:style-name="_5f_Correction_20_surlignée"><text:span text:style-name="T15">×</text:span></text:span><text:span text:style-name="_5f_Correction_20_surlignée"><text:span text:style-name="T16"> </text:span></text:span><text:span text:style-name="_5f_Correction_20_surlignée"><text:span text:style-name="T17">1</text:span></text:span><text:span text:style-name="_5f_Correction_20_surlignée"><text:span text:style-name="T18">) et l’autre par </text:span></text:span><text:span text:style-name="_5f_Correction_20_surlignée"><text:span text:style-name="T19">8</text:span></text:span><text:span text:style-name="_5f_Correction_20_surlignée"><text:span text:style-name="T18"> (</text:span></text:span><text:span text:style-name="_5f_Correction_20_surlignée"><text:span text:style-name="T19">2</text:span></text:span><text:span text:style-name="_5f_Correction_20_surlignée"><text:span text:style-name="T18"> </text:span></text:span><text:span text:style-name="_5f_Correction_20_surlignée"><text:span text:style-name="T15">×</text:span></text:span><text:span text:style-name="_5f_Correction_20_surlignée"><text:span text:style-name="T16"> 4</text:span></text:span><text:span text:style-name="_5f_Correction_20_surlignée"><text:span text:style-name="T18">).</text:span></text:span></text:h>
        </text:list-item>
        <text:list-item>
          <text:h text:style-name="P57" text:outline-level="1"><draw:frame draw:style-name="fr4" draw:name="Objet13" text:anchor-type="as-char" svg:width="3.369cm" svg:height="0.87cm" draw:z-index="1"><draw:object xlink:href="./Object 25" xlink:type="simple" xlink:show="embed" xlink:actuate="onLoad"/><draw:image xlink:href="./ObjectReplacements/Object 25" xlink:type="simple" xlink:show="embed" xlink:actuate="onLoad"/><svg:desc>formule</svg:desc></draw:frame><text:line-break/><text:span text:style-name="_5f_Correction_20_surlignée"><text:span text:style-name="T18">Pas d’égalité car </text:span></text:span><text:span text:style-name="_5f_Correction_20_surlignée"><text:span text:style-name="T19">le premier nombre est inférieur à 1 et le deuxième supérieur à 1.</text:span></text:span></text:h>
        </text:list-item>
        <text:list-item>
          <text:h text:style-name="P55" text:outline-level="1"><draw:frame draw:style-name="fr4" draw:name="Objet8" text:anchor-type="as-char" svg:width="3.692cm" svg:height="0.87cm" draw:z-index="2"><draw:object xlink:href="./Object 11" xlink:type="simple" xlink:show="embed" xlink:actuate="onLoad"/><draw:image xlink:href="./ObjectReplacements/Object 11" xlink:type="simple" xlink:show="embed" xlink:actuate="onLoad"/></draw:frame><text:line-break/><text:span text:style-name="_5f_Correction_20_surlignée"><text:span text:style-name="T18">Pas d’égalité car </text:span></text:span><text:span text:style-name="_5f_Correction_20_surlignée"><text:span text:style-name="T19">le premier nombre est négatif <text:s/>et le deuxième positif.</text:span></text:span></text:h>
        </text:list-item>
        <text:list-item>
          <text:h text:style-name="P55" text:outline-level="1"><draw:frame draw:style-name="fr4" draw:name="Objet14" text:anchor-type="as-char" svg:width="4.066cm" svg:height="0.87cm" draw:z-index="3"><draw:object xlink:href="./Object 26" xlink:type="simple" xlink:show="embed" xlink:actuate="onLoad"/><draw:image xlink:href="./ObjectReplacements/Object 26" xlink:type="simple" xlink:show="embed" xlink:actuate="onLoad"/></draw:frame><text:line-break/><text:span text:style-name="_5f_Correction_20_surlignée"><text:span text:style-name="T18">Pas d’égalité car </text:span></text:span><text:span text:style-name="_5f_Correction_20_surlignée"><text:span text:style-name="T19">le premier nombre est positif <text:s/>et le deuxième négatif.</text:span></text:span></text:h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oman" style:font-charset="x-symbol"/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2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2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3" fo:font-family="OpenSymbol" style:font-pitch="variable" style:font-charset="x-symbol" fo:font-size="10pt" fo:font-style="normal" fo:background-color="transparent" style:font-name-asian="OpenSymbol3" style:font-family-asian="OpenSymbol" style:font-pitch-asian="variable" style:font-charset-asian="x-symbol" style:font-size-asian="12pt" style:font-style-asian="italic" style:font-name-complex="OpenSymbol3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2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2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2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2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2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2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2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2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style="normal" fo:font-weight="bold" style:font-size-asian="10.5pt" style:font-style-asian="normal" style:font-weight-asian="bold" style:font-style-complex="normal" style:font-weight-complex="bold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orrection_20_surlignée" style:display-name="_Correction surlignée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background-color="#ffff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ormule_20_corrigée" style:display-name="_Formule corrigée" style:family="graphic" style:parent-style-name="Formula">
      <style:graphic-properties fo:margin-left="0cm" fo:margin-right="0cm" style:wrap="parallel" style:number-wrapped-paragraphs="no-limit" style:wrap-contour="false" fo:background-color="#ffff00" style:background-transparency="0%" draw:fill="solid" draw:fill-color="#ffff00" draw: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rsid="00203b1d" officeooo:paragraph-rsid="002a0024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308c81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a702c"/>
    </style:style>
    <style:style style:name="MT7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6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7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1</text:span></text:p></draw:text-box></draw:frame><draw:line text:anchor-type="paragraph" draw:z-index="9" draw:name="Forme3" draw:style-name="Mgr3" draw:text-style-name="MP24" svg:x1="18.68cm" svg:y1="0.36cm" svg:x2="20.497cm" svg:y2="0.36cm"><text:p/></draw:line>Déterminer deux <text:span text:style-name="MT6">écritures fractionnaires</text:span> égales </text:p>
      </style:header>
      <style:footer>
        <text:p text:style-name="MP26"><draw:frame draw:style-name="Mfr1" draw:name="Cadre1" text:anchor-type="paragraph" svg:y="-0.06cm" draw:z-index="4"><draw:text-box fo:min-height="0.499cm" fo:min-width="3cm"><draw:frame draw:style-name="Mfr2" draw:name="Cadre2" text:anchor-type="frame" svg:x="0.45cm" svg:y="0.079cm" svg:width="0.817cm" draw:z-index="5"><draw:text-box fo:min-height="0.355cm"><text:p text:style-name="MP27"><draw:g text:anchor-type="paragraph" draw:z-index="8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14</text:page-number></text:p></draw:text-box></draw:frame><text:p text:style-name="MP29"><text:span text:style-name="MT7">Nombres rationnels</text:span> • <text:span text:style-name="MT7">A3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10T08:59:47.844000000</dc:date>
    <meta:editing-duration>PT6H31M31S</meta:editing-duration>
    <meta:editing-cycles>36</meta:editing-cycles>
    <meta:generator>LibreOffice/7.1.1.2$Windows_X86_64 LibreOffice_project/fe0b08f4af1bacafe4c7ecc87ce55bb426164676</meta:generator>
    <dc:subject>fraction-nombre </dc:subject>
    <dc:title>A3_5 série 1 </dc:title>
    <meta:document-statistic meta:table-count="1" meta:image-count="0" meta:object-count="43" meta:page-count="2" meta:paragraph-count="86" meta:word-count="446" meta:character-count="2507" meta:non-whitespace-character-count="1709"/>
  </office:meta>
</office:document-meta>
</file>

<file path=Object 1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o stretchy="false">−</mo>
            <mn>10</mn>
          </mrow>
          <mrow>
            <mo stretchy="false">−</mo>
            <mn>23</mn>
          </mrow>
        </mfrac>
      </mrow>
    </mstyle>
    <annotation encoding="StarMath 5.0">size 10{-`{{-10} over {-23}}}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5,8</math:mn>
          <math:mn>16,75</math:mn>
        </math:mfrac>
      </math:mrow>
    </math:mstyle>
    <math:annotation math:encoding="StarMath 5.0">size 10{{5,8} over 16,75}</math:annotation>
  </math:semantics>
</math:math>
</file>

<file path=Object 11/content.xml><?xml version="1.0" encoding="utf-8"?>
<math xmlns="http://www.w3.org/1998/Math/MathML" display="block">
  <semantics>
    <mstyle mathsize="10pt">
      <mrow>
        <mfrac>
          <mrow>
            <mn>57</mn>
            <mspace width="0.5em"/>
            <mn>801</mn>
          </mrow>
          <mrow>
            <mrow>
              <mo stretchy="false">−</mo>
              <mn>24</mn>
            </mrow>
            <mspace width="0.5em"/>
            <mn>544</mn>
          </mrow>
        </mfrac>
        <mrow>
          <mspace width="0.5em"/>
          <mo stretchy="false">=</mo>
          <mspace width="0.5em"/>
        </mrow>
        <mfrac>
          <mrow>
            <mn>110</mn>
            <mspace width="0.5em"/>
            <mn>296</mn>
          </mrow>
          <mrow>
            <mspace width="0.5em"/>
            <mn>54</mn>
            <mspace width="0.5em"/>
            <mn>378</mn>
          </mrow>
        </mfrac>
      </mrow>
    </mstyle>
    <annotation encoding="StarMath 5.0">size 10{ {57`801} over {-24`544}` =` {110`296} over {`54`378}}</annotation>
  </semantics>
</math>
</file>

<file path=Object 12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o stretchy="false">−</mo>
            <mn>13</mn>
          </mrow>
          <mrow>
            <mo stretchy="false">−</mo>
            <mn>54</mn>
          </mrow>
        </mfrac>
      </mrow>
    </mstyle>
    <annotation encoding="StarMath 5.0">size 10{-`{-13} over {-54}}</annotation>
  </semantics>
</math>
</file>

<file path=Object 13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row>
            <math:mo math:stretchy="false">−</math:mo>
            <math:mi/>
          </math:mrow>
          <math:mfrac>
            <math:mn>7</math:mn>
            <math:mn>3</math:mn>
          </math:mfrac>
        </math:mrow>
      </math:mrow>
    </math:mstyle>
    <math:annotation math:encoding="StarMath 5.0">size 10{-`{7} over 3}</math:annotation>
  </math:semantics>
</math:math>
</file>

<file path=Object 14/content.xml><?xml version="1.0" encoding="utf-8"?>
<math xmlns="http://www.w3.org/1998/Math/MathML" display="block">
  <semantics>
    <mstyle mathsize="10pt">
      <mfrac>
        <mrow>
          <mo stretchy="false">−</mo>
          <mn>6</mn>
        </mrow>
        <mrow>
          <mo stretchy="false">−</mo>
          <mn>31</mn>
        </mrow>
      </mfrac>
    </mstyle>
    <annotation encoding="StarMath 5.0">size 10{{-6} over {-31}}</annotation>
  </semantics>
</math>
</file>

<file path=Object 15/content.xml><?xml version="1.0" encoding="utf-8"?>
<math xmlns="http://www.w3.org/1998/Math/MathML" display="block">
  <semantics>
    <mstyle mathsize="10pt">
      <mrow>
        <mfrac>
          <mn>5</mn>
          <mn>7</mn>
        </mfrac>
        <mrow>
          <mspace width="0.5em"/>
          <mo stretchy="false">=</mo>
          <mspace width="0.5em"/>
        </mrow>
        <mfrac>
          <mstyle mathcolor="red">
            <mn>10</mn>
          </mstyle>
          <mn>14</mn>
        </mfrac>
      </mrow>
    </mstyle>
    <annotation encoding="StarMath 5.0">size 10{{5} over {7}` = `color red10   over  14}</annotation>
  </semantics>
</math>
</file>

<file path=Object 16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6</mn>
          <mn>13</mn>
        </mfrac>
        <mrow>
          <mspace width="0.5em"/>
          <mo stretchy="false">=</mo>
          <mspace width="0.5em"/>
        </mrow>
        <mfrac>
          <mn>12</mn>
          <mstyle mathcolor="red">
            <mrow>
              <mo stretchy="false">−</mo>
              <mn>26</mn>
            </mrow>
          </mstyle>
        </mfrac>
      </mrow>
    </mstyle>
    <annotation encoding="StarMath 5.0">size 10{-`{6} over {13} `=`{12} over  color red {-26}}</annotation>
  </semantics>
</math>
</file>

<file path=Object 17/content.xml><?xml version="1.0" encoding="utf-8"?>
<math xmlns="http://www.w3.org/1998/Math/MathML" display="block">
  <semantics>
    <mstyle mathsize="10pt">
      <mrow>
        <mfrac>
          <mn>56</mn>
          <mrow>
            <mrow>
              <mo stretchy="false">−</mo>
              <mspace width="0.5em"/>
            </mrow>
            <mn>24</mn>
          </mrow>
        </mfrac>
        <mrow>
          <mspace width="0.5em"/>
          <mo stretchy="false">=</mo>
          <mspace width="0.5em"/>
        </mrow>
        <mfrac>
          <mstyle mathcolor="red">
            <mn>7</mn>
          </mstyle>
          <mrow>
            <mrow>
              <mo stretchy="false">−</mo>
              <mspace width="0.5em"/>
            </mrow>
            <mn>3</mn>
          </mrow>
        </mfrac>
      </mrow>
    </mstyle>
    <annotation encoding="StarMath 5.0">size 10{ {56} over {-`24}` =` color red {7} over {-`3}}</annotation>
  </semantics>
</math>
</file>

<file path=Object 18/content.xml><?xml version="1.0" encoding="utf-8"?>
<math xmlns="http://www.w3.org/1998/Math/MathML" display="block">
  <semantics>
    <mstyle mathsize="10pt">
      <mrow>
        <mfrac>
          <mn>25</mn>
          <mn>35</mn>
        </mfrac>
        <mrow>
          <mspace width="0.5em"/>
          <mo stretchy="false">=</mo>
          <mspace width="0.5em"/>
        </mrow>
        <mfrac>
          <mrow>
            <mo stretchy="false">−</mo>
            <mn>5</mn>
          </mrow>
          <mstyle mathcolor="red">
            <mrow>
              <mo stretchy="false">−</mo>
              <mn>7</mn>
            </mrow>
          </mstyle>
        </mfrac>
      </mrow>
    </mstyle>
    <annotation encoding="StarMath 5.0">size 10{{25} over {35}`=`{-5} over  color red {-7}}</annotation>
  </semantics>
</math>
</file>

<file path=Object 19/content.xml><?xml version="1.0" encoding="utf-8"?>
<math xmlns="http://www.w3.org/1998/Math/MathML" display="block">
  <semantics>
    <mstyle mathsize="10pt">
      <mrow>
        <mfrac>
          <mn>12</mn>
          <mn>56</mn>
        </mfrac>
        <mrow>
          <mspace width="0.5em"/>
          <mo stretchy="false">=</mo>
          <mspace width="0.5em"/>
        </mrow>
        <mfrac>
          <mstyle mathcolor="red">
            <mn>0,6</mn>
          </mstyle>
          <mn>2,8</mn>
        </mfrac>
      </mrow>
    </mstyle>
    <annotation encoding="StarMath 5.0">size 10{{12} over {56}`=`color red 0,6 over 2,8 }</annotation>
  </semantics>
</math>
</file>

<file path=Object 2/content.xml><?xml version="1.0" encoding="utf-8"?>
<math xmlns="http://www.w3.org/1998/Math/MathML" display="block">
  <semantics>
    <mstyle mathsize="10pt">
      <mfrac>
        <mn>3</mn>
        <mrow>
          <mo stretchy="false">−</mo>
          <mn>4</mn>
        </mrow>
      </mfrac>
    </mstyle>
    <annotation encoding="StarMath 5.0">size 10{3 over {-4}}</annotation>
  </semantics>
</math>
</file>

<file path=Object 20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26</mn>
          <mn>65</mn>
        </mfrac>
        <mrow>
          <mspace width="0.5em"/>
          <mo stretchy="false">=</mo>
          <mspace width="0.5em"/>
        </mrow>
        <mfrac>
          <mn>56</mn>
          <mstyle mathcolor="red">
            <mrow>
              <mo stretchy="false">−</mo>
              <mn>140</mn>
            </mrow>
          </mstyle>
        </mfrac>
      </mrow>
    </mstyle>
    <annotation encoding="StarMath 5.0">size 10{-`{26} over {65}`=`{56} over color red {-140}}</annotation>
  </semantics>
</math>
</file>

<file path=Object 21/content.xml><?xml version="1.0" encoding="utf-8"?>
<math xmlns="http://www.w3.org/1998/Math/MathML" display="block">
  <semantics>
    <mfrac>
      <mn>2,1</mn>
      <mrow>
        <mo stretchy="false">−</mo>
        <mn>3,5</mn>
      </mrow>
    </mfrac>
    <annotation encoding="StarMath 5.0">{2,1} over {-3,5}</annotation>
  </semantics>
</math>
</file>

<file path=Object 22/content.xml><?xml version="1.0" encoding="utf-8"?>
<math xmlns="http://www.w3.org/1998/Math/MathML" display="block">
  <semantics>
    <mfrac>
      <mrow>
        <mo stretchy="false">−</mo>
        <mn>4,1</mn>
      </mrow>
      <mn>6,9</mn>
    </mfrac>
    <annotation encoding="StarMath 5.0">{-4,1} over {6,9}</annotation>
  </semantics>
</math>
</file>

<file path=Object 23/content.xml><?xml version="1.0" encoding="utf-8"?>
<math xmlns="http://www.w3.org/1998/Math/MathML" display="block">
  <semantics>
    <mstyle mathsize="10pt">
      <mrow>
        <mfrac>
          <mrow>
            <mrow>
              <mo stretchy="false">−</mo>
              <mspace width="0.5em"/>
            </mrow>
            <mn>126</mn>
          </mrow>
          <mn>147</mn>
        </mfrac>
        <mrow>
          <mspace width="0.5em"/>
          <mo stretchy="false">=</mo>
          <mspace width="0.5em"/>
        </mrow>
        <mrow>
          <mrow>
            <mo stretchy="false">−</mo>
            <mspace width="0.5em"/>
          </mrow>
          <mfrac>
            <mstyle mathcolor="red">
              <mrow>
                <mo stretchy="false">−</mo>
                <mn>5,4</mn>
              </mrow>
            </mstyle>
            <mrow>
              <mrow>
                <mo stretchy="false">−</mo>
                <mspace width="0.5em"/>
              </mrow>
              <mn>6,3</mn>
            </mrow>
          </mfrac>
        </mrow>
      </mrow>
    </mstyle>
    <annotation encoding="StarMath 5.0">size 10{{-`{126}} over {147}`=`{-`{color red -5,4 over {-`6,3}}}}</annotation>
  </semantics>
</math>
</file>

<file path=Object 24/content.xml><?xml version="1.0" encoding="utf-8"?>
<math xmlns="http://www.w3.org/1998/Math/MathML" display="block">
  <semantics>
    <mstyle mathsize="10pt">
      <mrow>
        <mfrac>
          <mn>570,96</mn>
          <mrow>
            <mo stretchy="false">−</mo>
            <mn>28,44</mn>
          </mrow>
        </mfrac>
        <mrow>
          <mspace width="0.5em"/>
          <mo stretchy="false">=</mo>
          <mspace width="0.5em"/>
        </mrow>
        <mfrac>
          <mrow>
            <mo stretchy="false">−</mo>
            <mn>903,62</mn>
          </mrow>
          <mrow>
            <mspace width="0.5em"/>
            <mn>45,01</mn>
          </mrow>
        </mfrac>
      </mrow>
    </mstyle>
    <annotation encoding="StarMath 5.0">size 10{ {570,96} over {-28,44}` =` {-903,62} over {`45,01}}</annotation>
  </semantics>
</math>
</file>

<file path=Object 25/content.xml><?xml version="1.0" encoding="utf-8"?>
<math xmlns="http://www.w3.org/1998/Math/MathML">
  <semantics>
    <mrow>
      <mstyle mathsize="10pt">
        <mrow>
          <mrow>
            <mfrac>
              <mrow>
                <mn>570,96</mn>
              </mrow>
              <mrow>
                <mi/>
                <mn>571,03</mn>
              </mrow>
            </mfrac>
            <mrow>
              <mi/>
              <mo stretchy="false">=</mo>
              <mi/>
            </mrow>
            <mfrac>
              <mn>403,64</mn>
              <mrow>
                <mi/>
                <mn>403,02</mn>
              </mrow>
            </mfrac>
          </mrow>
        </mrow>
      </mstyle>
    </mrow>
    <annotation encoding="StarMath 5.0">size 10{ {570,96} over {`571,03}` =` 403,64 over {`403,02}}</annotation>
  </semantics>
</math>
</file>

<file path=Object 26/content.xml><?xml version="1.0" encoding="utf-8"?>
<math xmlns="http://www.w3.org/1998/Math/MathML" display="block">
  <semantics>
    <mstyle mathsize="10pt">
      <mrow>
        <mfrac>
          <mrow>
            <mrow>
              <mo stretchy="false">−</mo>
              <mn>0,025</mn>
            </mrow>
            <mspace width="0.5em"/>
            <mn>84</mn>
          </mrow>
          <mrow>
            <mo stretchy="false">−</mo>
            <mn>2,012</mn>
          </mrow>
        </mfrac>
        <mrow>
          <mspace width="0.5em"/>
          <mo stretchy="false">=</mo>
          <mspace width="0.5em"/>
        </mrow>
        <mfrac>
          <mn>12,45</mn>
          <mrow>
            <mo stretchy="false">−</mo>
            <mn>969,41</mn>
          </mrow>
        </mfrac>
      </mrow>
    </mstyle>
    <annotation encoding="StarMath 5.0">size 10{ {-0,025`84} over {-2,012}` = ` 12,45 over {-969,41}}</annotation>
  </semantics>
</math>
</file>

<file path=Object 27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row>
          <mfrac>
            <mrow>
              <mrow>
                <mo stretchy="false">−</mo>
                <mspace width="0.5em"/>
              </mrow>
              <mn>3,4</mn>
            </mrow>
            <mrow>
              <mrow>
                <mo stretchy="false">−</mo>
                <mspace width="0.5em"/>
              </mrow>
              <mn>1,02</mn>
            </mrow>
          </mfrac>
          <mrow>
            <mspace width="0.5em"/>
            <mo stretchy="false">=</mo>
            <mspace width="0.5em"/>
          </mrow>
          <mfrac>
            <mrow>
              <mrow>
                <mo stretchy="false">−</mo>
                <mspace width="0.5em"/>
              </mrow>
              <mn>0,85</mn>
            </mrow>
            <mstyle mathcolor="red">
              <mn>0,255</mn>
            </mstyle>
          </mfrac>
        </mrow>
      </mrow>
    </mstyle>
    <annotation encoding="StarMath 5.0">size 10{-`{{-`3,4} over {-`1,02}`=`{-`0,85} over {color red 0,255}}}</annotation>
  </semantics>
</math>
</file>

<file path=Object 28/content.xml><?xml version="1.0" encoding="utf-8"?>
<math xmlns="http://www.w3.org/1998/Math/MathML" display="block">
  <semantics>
    <mstyle mathsize="10pt">
      <mrow>
        <mfrac>
          <mrow>
            <mrow>
              <mo stretchy="false">−</mo>
              <mspace width="0.5em"/>
            </mrow>
            <mn>0,25</mn>
          </mrow>
          <mrow>
            <mrow>
              <mo stretchy="false">−</mo>
              <mspace width="0.5em"/>
            </mrow>
            <mn>12,2</mn>
          </mrow>
        </mfrac>
        <mrow>
          <mspace width="0.5em"/>
          <mo stretchy="false">=</mo>
          <mspace width="0.5em"/>
        </mrow>
        <mfrac>
          <mrow>
            <mrow>
              <mo stretchy="false">−</mo>
              <mspace width="0.5em"/>
            </mrow>
            <mn>8,7</mn>
          </mrow>
          <mstyle mathcolor="red">
            <mrow>
              <mo stretchy="false">−</mo>
              <mn>424,56</mn>
            </mrow>
          </mstyle>
        </mfrac>
      </mrow>
    </mstyle>
    <annotation encoding="StarMath 5.0">size 10{{-`0,25} over {-`12,2}`=`{-`8,7} over {color red - 424,56}}</annotation>
  </semantics>
</math>
</file>

<file path=Object 29/content.xml><?xml version="1.0" encoding="utf-8"?>
<math xmlns="http://www.w3.org/1998/Math/MathML" display="block">
  <semantics>
    <mstyle mathsize="10pt">
      <mrow>
        <mfrac>
          <mn>1</mn>
          <mrow>
            <mrow>
              <mo stretchy="false">−</mo>
              <mspace width="0.5em"/>
            </mrow>
            <mn>12,34</mn>
          </mrow>
        </mfrac>
        <mrow>
          <mspace width="0.5em"/>
          <mo stretchy="false">=</mo>
          <mspace width="0.5em"/>
        </mrow>
        <mfrac>
          <mn>5,1</mn>
          <mstyle mathcolor="red">
            <mrow>
              <mo stretchy="false">−</mo>
              <mn>62,934</mn>
            </mrow>
          </mstyle>
        </mfrac>
      </mrow>
    </mstyle>
    <annotation encoding="StarMath 5.0">size 10{{1} over {-`12,34}`=`{5,1} over {color red -62,934}}</annotation>
  </semantics>
</math>
</file>

<file path=Object 3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7</mn>
          <mrow>
            <mo stretchy="false">−</mo>
            <mn>13</mn>
          </mrow>
        </mfrac>
      </mrow>
    </mstyle>
    <annotation encoding="StarMath 5.0">size 10{-`{7} over {-13}}</annotation>
  </semantics>
</math>
</file>

<file path=Object 30/content.xml><?xml version="1.0" encoding="utf-8"?>
<math xmlns="http://www.w3.org/1998/Math/MathML" display="block">
  <semantics>
    <mstyle mathsize="10pt">
      <mrow>
        <mfrac>
          <mrow>
            <mrow>
              <mo stretchy="false">−</mo>
              <mspace width="0.5em"/>
            </mrow>
            <mn>8,4</mn>
          </mrow>
          <mrow>
            <mrow>
              <mo stretchy="false">−</mo>
              <mspace width="0.5em"/>
            </mrow>
            <mn>0,7</mn>
          </mrow>
        </mfrac>
        <mrow>
          <mspace width="0.5em"/>
          <mo stretchy="false">=</mo>
          <mspace width="0.5em"/>
        </mrow>
        <mfrac>
          <mstyle mathcolor="red">
            <mn>100,8</mn>
          </mstyle>
          <mn>8,4</mn>
        </mfrac>
      </mrow>
    </mstyle>
    <annotation encoding="StarMath 5.0">size 10{{-`{8,4}} over {-`0,7}`=`{color red 100,8 over {8,4}}}</annotation>
  </semantics>
</math>
</file>

<file path=Object 31/content.xml><?xml version="1.0" encoding="utf-8"?>
<math xmlns="http://www.w3.org/1998/Math/MathML" display="block">
  <semantics>
    <mstyle mathsize="10pt">
      <mrow>
        <mfrac>
          <mn>0,1</mn>
          <mrow>
            <mrow>
              <mo stretchy="false">−</mo>
              <mspace width="0.5em"/>
            </mrow>
            <mn>1,1</mn>
          </mrow>
        </mfrac>
        <mrow>
          <mspace width="0.5em"/>
          <mo stretchy="false">=</mo>
          <mspace width="0.5em"/>
        </mrow>
        <mfrac>
          <mrow>
            <mrow>
              <mo stretchy="false">−</mo>
              <mspace width="0.5em"/>
            </mrow>
            <mn>1,1</mn>
          </mrow>
          <mstyle mathcolor="red">
            <mn>12,1</mn>
          </mstyle>
        </mfrac>
      </mrow>
    </mstyle>
    <annotation encoding="StarMath 5.0">size 10{{0,1} over {-`1,1}`=`{-`1,1} over {color red 12,1}}</annotation>
  </semantics>
</math>
</file>

<file path=Object 32/content.xml><?xml version="1.0" encoding="utf-8"?>
<math xmlns="http://www.w3.org/1998/Math/MathML" display="block">
  <semantics>
    <mstyle mathsize="10pt">
      <mrow>
        <mfrac>
          <mrow>
            <mn>57</mn>
            <mspace width="0.5em"/>
            <mn>896</mn>
          </mrow>
          <mrow>
            <mrow>
              <mo stretchy="false">−</mo>
              <mn>28</mn>
            </mrow>
            <mspace width="0.5em"/>
            <mn>544</mn>
          </mrow>
        </mfrac>
        <mrow>
          <mspace width="0.5em"/>
          <mo stretchy="false">=</mo>
          <mspace width="0.5em"/>
        </mrow>
        <mfrac>
          <mrow>
            <mn>110</mn>
            <mspace width="0.5em"/>
            <mn>296</mn>
          </mrow>
          <mrow>
            <mrow>
              <mo stretchy="false">−</mo>
              <mn>54</mn>
            </mrow>
            <mspace width="0.5em"/>
            <mn>378</mn>
          </mrow>
        </mfrac>
      </mrow>
    </mstyle>
    <annotation encoding="StarMath 5.0">size 10{ {57 `896} over {-28`544}` =` {110`296} over {-54`378}}</annotation>
  </semantics>
</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tyle math:fontsize="10pt">
        <math:mrow>
          <math:mfrac>
            <math:mn>3</math:mn>
            <math:mrow>
              <math:mi/>
              <math:mn>4</math:mn>
            </math:mrow>
          </math:mfrac>
        </math:mrow>
      </math:mstyle>
    </math:mrow>
    <math:annotation math:encoding="StarMath 5.0">- size 10{3 over {`4}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7</math:mn>
          <math:mrow>
            <math:mi/>
            <math:mn>13</math:mn>
          </math:mrow>
        </math:mfrac>
      </math:mrow>
    </math:mstyle>
    <math:annotation math:encoding="StarMath 5.0">size 10{7 over {`13}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tyle math:fontsize="10pt">
        <math:mrow>
          <math:mfrac>
            <math:mn>5</math:mn>
            <math:mrow>
              <math:mi/>
              <math:mn>9</math:mn>
            </math:mrow>
          </math:mfrac>
        </math:mrow>
      </math:mstyle>
    </math:mrow>
    <math:annotation math:encoding="StarMath 5.0">- size 10{5 over {`9}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tyle math:fontsize="10pt">
        <math:mrow>
          <math:mfrac>
            <math:mn>10</math:mn>
            <math:mrow>
              <math:mi/>
              <math:mn>23</math:mn>
            </math:mrow>
          </math:mfrac>
        </math:mrow>
      </math:mstyle>
    </math:mrow>
    <math:annotation math:encoding="StarMath 5.0">- size 10{10 over {`23}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45</math:mn>
          <math:mn>60</math:mn>
        </math:mfrac>
      </math:mrow>
    </math:mstyle>
    <math:annotation math:encoding="StarMath 5.0">size 10{{45} over 60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75</math:mn>
          <math:mn>100</math:mn>
        </math:mfrac>
      </math:mrow>
    </math:mstyle>
    <math:annotation math:encoding="StarMath 5.0">size 10{{75} over 100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row>
              <math:mo math:stretchy="false">−</math:mo>
              <math:mi/>
            </math:mrow>
            <math:mn>87</math:mn>
          </math:mrow>
          <math:mrow>
            <math:mrow>
              <math:mo math:stretchy="false">−</math:mo>
              <math:mi/>
            </math:mrow>
            <math:mn>42</math:mn>
          </math:mrow>
        </math:mfrac>
      </math:mrow>
    </math:mstyle>
    <math:annotation math:encoding="StarMath 5.0">size 10{{-`{87}} over {-`42}}</math:annotation>
  </math:semantics>
</math:math>
</file>

<file path=Object 4/content.xml><?xml version="1.0" encoding="utf-8"?>
<math xmlns="http://www.w3.org/1998/Math/MathML" display="block">
  <semantics>
    <mstyle mathsize="10pt">
      <mfrac>
        <mn>5</mn>
        <mrow>
          <mo stretchy="false">−</mo>
          <mn>9</mn>
        </mrow>
      </mfrac>
    </mstyle>
    <annotation encoding="StarMath 5.0">size 10{{5} over {-9}}</annotation>
  </semantics>
</math>
</file>

<file path=Object 40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5,8</math:mn>
          <math:mn>2,8</math:mn>
        </math:mfrac>
      </math:mrow>
    </math:mstyle>
    <math:annotation math:encoding="StarMath 5.0">size 10{{5,8} over 2,8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2,15</math:mn>
          <math:mn>35,1</math:mn>
        </math:mfrac>
      </math:mrow>
    </math:mstyle>
    <math:annotation math:encoding="StarMath 5.0">size 10{{12,15} over 35,1}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5,8</math:mn>
          <math:mn>16,75</math:mn>
        </math:mfrac>
      </math:mrow>
    </math:mstyle>
    <math:annotation math:encoding="StarMath 5.0">size 10{{5,8} over 16,75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45</math:mn>
          <math:mn>60</math:mn>
        </math:mfrac>
      </math:mrow>
    </math:mstyle>
    <math:annotation math:encoding="StarMath 5.0">size 10{{45} over 60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75</math:mn>
          <math:mn>100</math:mn>
        </math:mfrac>
      </math:mrow>
    </math:mstyle>
    <math:annotation math:encoding="StarMath 5.0">size 10{{75} over 100}</math:annotation>
  </math:semantics>
</math:math>
</file>

<file path=Object 69/content.xml><?xml version="1.0" encoding="utf-8"?>
<math xmlns="http://www.w3.org/1998/Math/MathML" display="block">
  <semantics>
    <mstyle mathsize="10pt">
      <mfrac>
        <mn>5</mn>
        <mrow>
          <mo stretchy="false">−</mo>
          <mn>2</mn>
        </mrow>
      </mfrac>
    </mstyle>
    <annotation encoding="StarMath 5.0">size 10{{5} over {-2}}</annotation>
  </semantics>
</math>
</file>

<file path=Object 7/content.xml><?xml version="1.0" encoding="utf-8"?>
<math xmlns="http://www.w3.org/1998/Math/MathML" display="block">
  <semantics>
    <mstyle mathsize="10pt">
      <mfrac>
        <mrow>
          <mo stretchy="false">−</mo>
          <mn>87</mn>
        </mrow>
        <mrow>
          <mo stretchy="false">−</mo>
          <mn>42</mn>
        </mrow>
      </mfrac>
    </mstyle>
    <annotation encoding="StarMath 5.0">size 10{{-87} over {-42}}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5,8</math:mn>
          <math:mn>2,8</math:mn>
        </math:mfrac>
      </math:mrow>
    </math:mstyle>
    <math:annotation math:encoding="StarMath 5.0">size 10{{5,8} over 2,8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2,15</math:mn>
          <math:mn>35,1</math:mn>
        </math:mfrac>
      </math:mrow>
    </math:mstyle>
    <math:annotation math:encoding="StarMath 5.0">size 10{{12,15} over 35,1}</math:annotation>
  </math:semantics>
</math:math>
</file>